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family-generic="system" style:font-pitch="variable"/>
    <style:font-face style:name="Noto Sans Regular2" svg:font-family="'Noto Sans Regular'" style:font-pitch="variable"/>
    <style:font-face style:name="Segoe UI" svg:font-family="'Segoe UI'" style:font-family-generic="system" style:font-pitch="variable"/>
    <style:font-face style:name="Source Sans Pro" svg:font-family="'Source Sans Pro'" style:font-pitch="variable"/>
    <style:font-face style:name="Source Sans Pro Black" svg:font-family="'Source Sans Pro Black'" style:font-pitch="variable"/>
    <style:font-face style:name="Source Sans Pro Black1" svg:font-family="'Source Sans Pro Black'" style:font-adornments="Negra" style:font-pitch="variable"/>
    <style:font-face style:name="Source Sans Pro Light" svg:font-family="'Source Sans Pro Light'" style:font-adornments="Ligera" style:font-pitch="variable"/>
    <style:font-face style:name="Source Sans Pro Light1" svg:font-family="'Source Sans Pro Light'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Vivid-title">
      <style:graphic-properties/>
      <style:paragraph-properties style:writing-mode="lr-tb"/>
    </style:style>
    <style:style style:name="pr2" style:family="presentation" style:parent-style-name="Vivid-subtitle">
      <style:graphic-properties draw:auto-grow-height="true" fo:min-height="3.25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2.464cm"/>
      <style:paragraph-properties style:writing-mode="lr-tb"/>
    </style:style>
    <style:style style:name="pr4" style:family="presentation" style:parent-style-name="Vivid1-title">
      <style:graphic-properties fo:min-height="3.25cm"/>
      <style:paragraph-properties style:writing-mode="lr-tb"/>
    </style:style>
    <style:style style:name="pr5" style:family="presentation" style:parent-style-name="Vivid1-outline1">
      <style:graphic-properties fo:min-height="13.25cm"/>
      <style:paragraph-properties style:writing-mode="lr-tb"/>
    </style:style>
    <style:style style:name="pr6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r7" style:family="presentation" style:parent-style-name="Vivid1_5f_-title">
      <style:graphic-properties fo:min-height="3.25cm"/>
      <style:paragraph-properties style:writing-mode="lr-tb"/>
    </style:style>
    <style:style style:name="pr8" style:family="presentation" style:parent-style-name="Vivid1_5f_-outline1">
      <style:graphic-properties fo:min-height="13.25cm"/>
      <style:paragraph-properties style:writing-mode="lr-tb"/>
    </style:style>
    <style:style style:name="pr9" style:family="presentation" style:parent-style-name="Vivid1_5f_-notes">
      <style:graphic-properties draw:fill-color="#ffffff" draw:auto-grow-height="true" fo:min-height="12.4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font-size="27pt"/>
    </style:style>
    <style:style style:name="P3" style:family="paragraph">
      <loext:graphic-properties draw:fill-color="#ffffff"/>
      <style:paragraph-properties style:writing-mode="lr-tb"/>
      <style:text-properties fo:font-size="18pt" style:font-size-asian="18pt" style:font-size-complex="18pt"/>
    </style:style>
    <style:style style:name="P4" style:family="paragraph">
      <loext:graphic-properties draw:fill-color="#ffffff"/>
      <style:paragraph-properties style:writing-mode="lr-tb"/>
      <style:text-properties fo:font-size="20pt" style:font-size-asian="20pt" style:font-size-complex="20pt"/>
    </style:style>
    <style:style style:name="T1" style:family="text">
      <style:text-properties fo:font-size="36pt" style:font-size-asian="44pt" style:font-size-complex="4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009eda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fo:color="#009eda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cm" svg:height="9cm" svg:x="1.25cm" svg:y="0.75cm" presentation:class="title">
          <draw:text-box>
            <text:p text:style-name="P1"><text:span text:style-name="T1">Convenience Variables &amp;</text:span><text:span text:style-name="T1"><text:line-break/></text:span><text:span text:style-name="T1">Calling Routines</text:span></text:p>
          </draw:text-box>
        </draw:frame>
        <draw:frame presentation:style-name="pr2" draw:text-style-name="P2" draw:layer="layout" svg:width="25cm" svg:height="3.25cm" svg:x="1.25cm" svg:y="10.75cm" presentation:class="subtitle" presentation:placeholder="true">
          <draw:text-box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 text:style-name="P1">Apa itu Convenience Variable?</text:p>
          </draw:text-box>
        </draw:frame>
        <draw:frame presentation:style-name="pr5" draw:text-style-name="P1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 text:style-name="P1">Merupakan fitur GDB yang bisa digunakan dalam GDB untuk menampung data.</text:p>
              </text:list-item>
              <text:list-item>
                <text:p text:style-name="P1">Bukan merupakan bagian dari program</text:p>
              </text:list-item>
              <text:list-item>
                <text:p text:style-name="P1">Tidak mempengaruhi eksekusi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.199cm" svg:height="2.63cm" svg:x="1.397cm" svg:y="0.252cm" presentation:class="title" presentation:user-transformed="true">
          <draw:text-box>
            <text:p text:style-name="P1">Convenience Variables</text:p>
          </draw:text-box>
        </draw:frame>
        <draw:frame presentation:style-name="pr8" draw:text-style-name="P1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 text:style-name="P1">set $nama_var = isi</text:p>
              </text:list-item>
              <text:list-item>
                <text:p text:style-name="P1">set $angka = 10</text:p>
              </text:list-item>
              <text:list-item>
                <text:p text:style-name="P1">set $dyn = (char*)malloc(10)</text:p>
              </text:list-item>
              <text:list-item>
                <text:p text:style-name="P1">$nama_var = “string“</text:p>
              </text:list-item>
              <text:list-item>
                <text:p text:style-name="P1">set argv[1] = $demo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9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.199cm" svg:height="2.63cm" svg:x="1.397cm" svg:y="0.252cm" presentation:class="title" presentation:user-transformed="true">
          <draw:text-box>
            <text:p text:style-name="P1">Calling Routines</text:p>
          </draw:text-box>
        </draw:frame>
        <draw:frame presentation:style-name="pr8" draw:text-style-name="P1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 text:style-name="P1">call nama_fungsi(argument)</text:p>
              </text:list-item>
              <text:list-item>
                <text:p text:style-name="P1">call EchoInput(“Hello“)</text:p>
                <text:p text:style-name="P1"/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9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family-generic="system" style:font-pitch="variable"/>
    <style:font-face style:name="Noto Sans Regular2" svg:font-family="'Noto Sans Regular'" style:font-pitch="variable"/>
    <style:font-face style:name="Segoe UI" svg:font-family="'Segoe UI'" style:font-family-generic="system" style:font-pitch="variable"/>
    <style:font-face style:name="Source Sans Pro" svg:font-family="'Source Sans Pro'" style:font-pitch="variable"/>
    <style:font-face style:name="Source Sans Pro Black" svg:font-family="'Source Sans Pro Black'" style:font-pitch="variable"/>
    <style:font-face style:name="Source Sans Pro Black1" svg:font-family="'Source Sans Pro Black'" style:font-adornments="Negra" style:font-pitch="variable"/>
    <style:font-face style:name="Source Sans Pro Light" svg:font-family="'Source Sans Pro Light'" style:font-adornments="Ligera" style:font-pitch="variable"/>
    <style:font-face style:name="Source Sans Pro Light1" svg:font-family="'Source Sans Pro Light'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ans Regular1" fo:font-size="24pt" fo:language="de" fo:country="A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style:text-outline="false" style:text-line-through-style="none" style:text-line-through-type="none" style:font-name="Source Sans Pro" fo:font-family="'Source Sans Pro'" style:font-pitch="variable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Source Sans Pro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6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Source Sans Pro Light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Source Sans Pro Black1" fo:font-family="'Source Sans Pro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loext:opacity="100%" style:text-outline="false" style:text-line-through-style="none" style:text-line-through-type="none" style:font-name="Source Sans Pro Light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1_5f_-background" style:display-name="Vivid1_-background" style:family="presentation">
      <style:graphic-properties draw:stroke="none" draw:fill="bitmap" style:repeat="stretch"/>
      <style:text-properties style:letter-kerning="true"/>
    </style:style>
    <style:style style:name="Vivid1_5f_-backgroundobjects" style:display-name="Vivid1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1_5f_-notes" style:display-name="Vivid1_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_5f_-outline1" style:display-name="Vivid1_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_5f_-outline1" style:display-name="Vivid1_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_5f_-outline2" style:display-name="Vivid1_-outline2" style:family="presentation" style:parent-style-name="Vivid1_5f_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_5f_-outline3" style:display-name="Vivid1_-outline3" style:family="presentation" style:parent-style-name="Vivid1_5f_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_5f_-outline4" style:display-name="Vivid1_-outline4" style:family="presentation" style:parent-style-name="Vivid1_5f_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_5f_-outline5" style:display-name="Vivid1_-outline5" style:family="presentation" style:parent-style-name="Vivid1_5f_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6" style:display-name="Vivid1_-outline6" style:family="presentation" style:parent-style-name="Vivid1_5f_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7" style:display-name="Vivid1_-outline7" style:family="presentation" style:parent-style-name="Vivid1_5f_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8" style:display-name="Vivid1_-outline8" style:family="presentation" style:parent-style-name="Vivid1_5f_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_5f_-outline9" style:display-name="Vivid1_-outline9" style:family="presentation" style:parent-style-name="Vivid1_5f_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_5f_-subtitle" style:display-name="Vivid1_-subtitle" style:family="presentation">
      <style:graphic-properties draw:stroke="none" draw:fill="none" draw:textarea-vertical-align="middle">
        <text:list-style style:name="Vivid1_5f_-subtitle" style:display-name="Vivid1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_5f_-title" style:display-name="Vivid1_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_5f_-title" style:display-name="Vivid1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Source Sans Pro Light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Accent_20_1">
      <style:graphic-properties fo:min-height="5.05cm" fo:min-width="27.8cm" draw:shadow-offset-y="-0.05cm"/>
    </style:style>
    <style:style style:name="Mgr4" style:family="graphic" style:parent-style-name="Accent_20_1">
      <style:graphic-properties fo:min-height="3cm" fo:min-width="28cm"/>
    </style:style>
    <style:style style:name="Mgr5" style:family="graphic" style:parent-style-name="Accent_20_1">
      <style:graphic-properties fo:min-height="0.3cm" fo:min-width="27.8cm"/>
    </style:style>
    <style:style style:name="Mgr6" style:family="graphic" style:parent-style-name="Accent_20_1">
      <style:graphic-properties draw:fill="hatch" draw:fill-color="#009eda" draw:fill-hatch-name="Hatching_20_6" draw:fill-hatch-solid="true" fo:min-height="0.05cm" fo:min-width="27.8cm" draw:shadow-offset-y="-0.03cm"/>
    </style:style>
    <style:style style:name="Mgr7" style:family="graphic" style:parent-style-name="Accent_20_1">
      <style:graphic-properties fo:min-height="2.8cm" fo:min-width="27.8cm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Vivid1_5f_-backgroundobjects">
      <style:graphic-properties draw:auto-grow-height="false" fo:min-height="1.449cm"/>
      <style:paragraph-properties style:writing-mode="lr-tb"/>
    </style:style>
    <style:style style:name="Mpr11" style:family="presentation" style:parent-style-name="Vivid1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Vivid1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end" style:writing-mode="lr-tb"/>
    </style:style>
    <style:style style:name="MP9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text:span text:style-name="MT1"><text:s/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text-style-name="MP6" draw:layer="backgroundobjects" svg:width="6.5cm" svg:height="1.25cm" svg:x="1.25cm" svg:y="14.25cm" presentation:class="date-time">
        <draw:text-box>
          <text:p text:style-name="MP6"><presentation:date-time/><text:s/></text:p>
        </draw:text-box>
      </draw:frame>
      <draw:frame presentation:style-name="Mpr1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draw:frame presentation:style-name="Vivid-title" draw:layer="backgroundobjects" svg:width="25cm" svg:height="9cm" svg:x="1.25cm" svg:y="0.75cm" presentation:class="title" presentation:placeholder="true">
        <draw:text-box/>
      </draw:frame>
      <draw:frame presentation:style-name="Vivid-outline1" draw:layer="backgroundobjects" svg:width="25cm" svg:height="3.25cm" svg:x="1.25cm" svg:y="10.75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draw:custom-shape draw:style-name="Mgr4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2.75cm" svg:x="1.5cm" svg:y="0.25cm" presentation:class="title" presentation:placeholder="true">
        <draw:text-box/>
      </draw:frame>
      <draw:frame presentation:style-name="Vivid1-outline1" draw:layer="backgroundobjects" svg:width="25cm" svg:height="9.75cm" svg:x="1.5cm" svg:y="4cm" presentation:class="outline" presentation:placeholder="true">
        <draw:text-box/>
      </draw:frame>
      <draw:frame presentation:style-name="Mpr4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4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4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draw:custom-shape draw:style-name="Mgr5" draw:text-style-name="MP5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2.75cm" svg:x="1.5cm" svg:y="0.75cm" presentation:class="title" presentation:placeholder="true">
        <draw:text-box/>
      </draw:frame>
      <draw:frame presentation:style-name="Vivid2-outline1" draw:layer="backgroundobjects" svg:width="25cm" svg:height="11.25cm" svg:x="1.5cm" svg:y="4cm" presentation:class="outline" presentation:placeholder="true">
        <draw:text-box/>
      </draw:frame>
      <draw:frame presentation:style-name="Mpr7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7" draw:text-style-name="MP7" draw:layer="backgroundobjects" svg:width="9cm" svg:height="1.25cm" svg:x="9.5cm" svg:y="14.22cm" presentation:class="footer">
        <draw:text-box>
          <text:p text:style-name="MP7"><presentation:footer/><text:s/></text:p>
        </draw:text-box>
      </draw:frame>
      <draw:frame presentation:style-name="Mpr7" draw:text-style-name="MP8" draw:layer="backgroundobjects" svg:width="5.25cm" svg:height="1.25cm" svg:x="21.25cm" svg:y="14.25cm" presentation:class="page-number">
        <draw:text-box>
          <text:p text:style-name="MP8"><text:page-number>&lt;number&gt;</text:page-number><text:s/></text:p>
        </draw:text-box>
      </draw:frame>
      <draw:custom-shape draw:style-name="Mgr6" draw:text-style-name="MP9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_5f_" style:display-name="Vivid1_" style:page-layout-name="PM1" draw:style-name="Mdp2">
      <draw:custom-shape draw:style-name="Mgr7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_5f_-title" draw:layer="backgroundobjects" svg:width="25cm" svg:height="2.75cm" svg:x="1.5cm" svg:y="0.25cm" presentation:class="title" presentation:placeholder="true">
        <draw:text-box/>
      </draw:frame>
      <draw:frame presentation:style-name="Vivid1_5f_-outline1" draw:layer="backgroundobjects" svg:width="25cm" svg:height="9.75cm" svg:x="1.5cm" svg:y="4cm" presentation:class="outline" presentation:placeholder="true">
        <draw:text-box/>
      </draw:frame>
      <draw:frame presentation:style-name="Mpr10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10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0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presentation:notes style:page-layout-name="PM2">
        <draw:page-thumbnail presentation:style-name="Vivid1_5f_-title" draw:layer="backgroundobjects" svg:width="12.292cm" svg:height="10.386cm" svg:x="4.352cm" svg:y="3.104cm" presentation:class="page"/>
        <draw:frame presentation:style-name="Vivid1_5f_-notes" draw:layer="backgroundobjects" svg:width="15.199cm" svg:height="12.464cm" svg:x="2.9cm" svg:y="14.157cm" presentation:class="notes" presentation:placeholder="true">
          <draw:text-box/>
        </draw:frame>
        <draw:frame presentation:style-name="Mpr11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11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12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12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4-23T14:16:58.755357343</meta:creation-date>
    <meta:editing-duration>PT2H17M52S</meta:editing-duration>
    <meta:editing-cycles>22</meta:editing-cycles>
    <meta:generator>LibreOffice/7.3.3.2$Linux_X86_64 LibreOffice_project/30$Build-2</meta:generator>
    <dc:title>Vivid</dc:title>
    <dc:date>2022-05-24T19:37:19.827394767</dc:date>
    <meta:document-statistic meta:object-count="72"/>
  </office:meta>
</office:document-meta>
</file>